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text-properties officeooo:paragraph-rsid="002891ec"/>
    </style:style>
    <style:style style:name="P9" style:family="paragraph" style:parent-style-name="Standard">
      <style:paragraph-properties style:writing-mode="lr-tb"/>
      <style:text-properties officeooo:paragraph-rsid="00295e17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text-properties officeooo:rsid="002096ff" officeooo:paragraph-rsid="002147a9"/>
    </style:style>
    <style:style style:name="P12" style:family="paragraph" style:parent-style-name="Standard">
      <style:text-properties officeooo:rsid="001e790a" officeooo:paragraph-rsid="002b2f33"/>
    </style:style>
    <style:style style:name="P13" style:family="paragraph" style:parent-style-name="Standard">
      <style:text-properties officeooo:rsid="002180b1" officeooo:paragraph-rsid="002147a9"/>
    </style:style>
    <style:style style:name="P14" style:family="paragraph" style:parent-style-name="Standard">
      <style:text-properties officeooo:paragraph-rsid="002147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55292"/>
    </style:style>
    <style:style style:name="T8" style:family="text">
      <style:text-properties officeooo:rsid="0027149c"/>
    </style:style>
    <style:style style:name="T9" style:family="text">
      <style:text-properties officeooo:rsid="002891ec"/>
    </style:style>
    <style:style style:name="T10" style:family="text">
      <style:text-properties officeooo:rsid="00295e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/* all done final*/</text:p>
      <text:p text:style-name="Standard"/>
      <text:p text:style-name="Standard">Create database ebay<text:span text:style-name="T7">test</text:span>;</text:p>
      <text:p text:style-name="Standard"/>
      <text:p text:style-name="Standard">use ebay<text:span text:style-name="T8">test</text:span>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Standard">(</text:p>
      <text:p text:style-name="Standard"><text:s text:c="4"/>card_type varchar(20) NOT NULL,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12">insert into category (category_name) values ('<text:span text:style-name="T4">Data Storage</text:span>'),('Fashion'),('<text:span text:style-name="T4">Beauty Health &amp; Grocery</text:span>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5"/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/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8">insert into cardDetails values ('1111111111111111','123','10/<text:span text:style-name="T9">2022','100000000');</text:span></text:p>
      <text:p text:style-name="P9">insert into cardDetails values ('2222222222222222','999','10/<text:span text:style-name="T10">2020','100000000');</text:span></text:p>
      <text:p text:style-name="P9">insert into cardDetails values ('0000000000000000','000','10/<text:span text:style-name="T10">2099','100000000');</text:span></text:p>
      <text:p text:style-name="P7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20T00:04:56.202067923</dc:date>
    <meta:editing-cycles>55</meta:editing-cycles>
    <meta:editing-duration>PT6H8M2S</meta:editing-duration>
    <meta:generator>LibreOffice/5.1.6.2$Linux_X86_64 LibreOffice_project/10m0$Build-2</meta:generator>
    <meta:document-statistic meta:table-count="0" meta:image-count="0" meta:object-count="0" meta:page-count="4" meta:paragraph-count="113" meta:word-count="406" meta:character-count="3810" meta:non-whitespace-character-count="34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